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color="#009900"/>
    </style:style>
    <style:style style:name="ce43" style:family="table-cell" style:parent-style-name="Default">
      <style:text-properties fo:color="#cc0000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42"/>
        <table:table-column table:style-name="co1" table:default-cell-style-name="Default"/>
        <table:table-row table:style-name="ro1">
          <table:table-cell table:style-name="ce35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36" office:value-type="string" calcext:value-type="string">
            <text:p>Location</text:p>
          </table:table-cell>
          <table:table-cell table:style-name="ce36" office:value-type="string" calcext:value-type="string">
            <text:p>Value</text:p>
          </table:table-cell>
          <table:table-cell/>
        </table:table-row>
        <table:table-row table:style-name="ro2">
          <table:table-cell table:style-name="ce37" office:value-type="string" calcext:value-type="string">
            <text:p>SB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38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4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6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8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10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43" office:value-type="string" calcext:value-type="string">
            <text:p>SB11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44" office:value-type="string" calcext:value-type="string">
            <text:p>SB18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5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0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43" office:value-type="string" calcext:value-type="string">
            <text:p>SB2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3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4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8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4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5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6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6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6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6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R3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R37</text:p>
          </table:table-cell>
          <table:table-cell table:style-name="ce43" office:value-type="string" calcext:value-type="string">
            <text:p>Open</text:p>
          </table:table-cell>
          <table:table-cell/>
        </table:table-row>
      </table:table>
      <table:table table:name="FromPhoto" table:style-name="ta1">
        <table:table-column table:style-name="co1" table:number-columns-repeated="3" table:default-cell-style-name="Default"/>
        <table:table-row table:style-name="ro1">
          <table:table-cell table:style-name="ce35" office:value-type="string" calcext:value-type="string">
            <text:p>From PCB Phot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4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6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office:value-type="string" calcext:value-type="string">
            <text:p>SB1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office:value-type="string" calcext:value-type="string">
            <text:p>SB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7</text:p>
          </table:table-cell>
          <table:table-cell office:value-type="string" calcext:value-type="string">
            <text:p>Open</text:p>
          </table:table-cell>
          <table:table-cell/>
        </table:table-row>
      </table:table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3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4" table:default-cell-style-name="ce22"/>
        <table:table-column table:style-name="co2" table:default-cell-style-name="ce9"/>
        <table:table-column table:style-name="co3" table:default-cell-style-name="ce9"/>
        <table:table-column table:style-name="co3" table:default-cell-style-name="ce10"/>
        <table:table-column table:style-name="co3" table:default-cell-style-name="Default"/>
        <table:table-column table:style-name="co1" table:default-cell-style-name="ce9"/>
        <table:table-column table:style-name="co1" table:default-cell-style-name="ce10"/>
        <table:table-row table:style-name="ro1">
          <table:table-cell table:number-columns-repeated="7"/>
          <table:table-cell table:style-name="ce21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 office:value-type="string" calcext:value-type="string">
            <text:p>(ST-LINK at Top)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6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36" office:value-type="string" calcext:value-type="string">
            <text:p>Use/Notes</text:p>
          </table:table-cell>
          <table:table-cell/>
          <table:table-cell table:style-name="ce36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36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CAP_SENSE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CAP_DRIVE</text:p>
          </table:table-cell>
        </table:table-row>
        <table:table-row table:style-name="ro2">
          <table:table-cell/>
          <table:table-cell table:style-name="ce40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5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2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7"/>
          <table:table-cell table:style-name="ce41" office:value-type="string" calcext:value-type="string">
            <text:p>GND</text:p>
          </table:table-cell>
          <table:table-cell table:number-columns-repeated="3"/>
          <table:table-cell table:style-name="ce53" office:value-type="string" calcext:value-type="string">
            <text:p>AVDD</text:p>
          </table:table-cell>
          <table:table-cell table:style-name="ce2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53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41" office:value-type="string" calcext:value-type="string">
            <text:p>GND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table:style-name="ce56" office:value-type="string" calcext:value-type="string">
            <text:p>SPI1_SCK</text:p>
          </table:table-cell>
          <table:table-cell table:style-name="ce58" office:value-type="string" calcext:value-type="string">
            <text:p>PA5 / GRN_LED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style-name="ce24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style-name="ce24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5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62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41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41" office:value-type="string" calcext:value-type="string">
            <text:p>GND</text:p>
          </table:table-cell>
          <table:table-cell table:style-name="ce6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office:value-type="string" calcext:value-type="string">
            <text:p>PA9</text:p>
          </table:table-cell>
          <table:table-cell table:style-name="ce27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PA8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7"/>
          <table:table-cell office:value-type="string" calcext:value-type="string">
            <text:p>NC</text:p>
          </table:table-cell>
          <table:table-cell table:number-columns-repeated="2"/>
          <table:table-cell table:style-name="ce5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62" office:value-type="string" calcext:value-type="string">
            <text:p>SPI2_MOSI</text:p>
          </table:table-cell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62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62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41" office:value-type="string" calcext:value-type="string">
            <text:p>GND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4" office:value-type="string" calcext:value-type="string">
            <text:p>STLINK_TX [UART2]</text:p>
          </table:table-cell>
          <table:table-cell table:style-name="ce58" office:value-type="string" calcext:value-type="string">
            <text:p>OPEN (PA2)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4" office:value-type="string" calcext:value-type="string">
            <text:p>STLINK_RX [UART2]</text:p>
          </table:table-cell>
          <table:table-cell table:style-name="ce58" office:value-type="string" calcext:value-type="string">
            <text:p>OPEN (PA3)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9" office:value-type="string" calcext:value-type="string">
            <text:p>\________/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5"/>
          <table:table-cell table:style-name="ce9" office:value-type="string" calcext:value-type="string">
            <text:p>(tab at bottom)</text:p>
          </table:table-cell>
          <table:table-cell/>
          <table:table-cell office:value-type="string" calcext:value-type="string">
            <text:p>PA5 = GRN_LED / SB21</text:p>
          </table:table-cell>
          <table:table-cell table:number-columns-repeated="5"/>
        </table:table-row>
        <table:table-row table:style-name="ro2" table:number-rows-repeated="104854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IM Registers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CR1 <text:s/></text:p>
          </table:table-cell>
          <table:table-cell office:value-type="string" calcext:value-type="string">
            <text:p>0x00</text:p>
          </table:table-cell>
          <table:table-cell table:formula="of:=&quot;&quot;&quot;&quot;&amp;LEFT([.A1] &amp; &quot;        &quot;;8)&amp;&quot;&quot;&quot;,&quot;" office:value-type="string" office:string-value="&quot;CR1     &quot;," calcext:value-type="string">
            <text:p>"CR1 <text:s text:c="4"/>",</text:p>
          </table:table-cell>
          <table:table-cell table:formula="of:=[.C1]" office:value-type="string" office:string-value="&quot;CR1     &quot;," calcext:value-type="string">
            <text:p>"CR1 <text:s text:c="4"/>",</text:p>
          </table:table-cell>
        </table:table-row>
        <table:table-row table:style-name="ro2">
          <table:table-cell office:value-type="string" calcext:value-type="string">
            <text:p>CR2 <text:s/></text:p>
          </table:table-cell>
          <table:table-cell office:value-type="string" calcext:value-type="string">
            <text:p>0x04</text:p>
          </table:table-cell>
          <table:table-cell table:formula="of:=&quot;&quot;&quot;&quot;&amp;LEFT([.A2] &amp; &quot;        &quot;;8)&amp;&quot;&quot;&quot;,&quot;" office:value-type="string" office:string-value="&quot;CR2     &quot;," calcext:value-type="string">
            <text:p>"CR2 <text:s text:c="4"/>",</text:p>
          </table:table-cell>
          <table:table-cell table:formula="of:=[.D1]&amp;[.C2]" office:value-type="string" office:string-value="&quot;CR1     &quot;,&quot;CR2     &quot;," calcext:value-type="string">
            <text:p>"CR1 <text:s text:c="4"/>","CR2 <text:s text:c="4"/>",</text:p>
          </table:table-cell>
        </table:table-row>
        <table:table-row table:style-name="ro2">
          <table:table-cell office:value-type="string" calcext:value-type="string">
            <text:p>SMCR </text:p>
          </table:table-cell>
          <table:table-cell office:value-type="string" calcext:value-type="string">
            <text:p>0x08</text:p>
          </table:table-cell>
          <table:table-cell table:formula="of:=&quot;&quot;&quot;&quot;&amp;LEFT([.A3] &amp; &quot;        &quot;;8)&amp;&quot;&quot;&quot;,&quot;" office:value-type="string" office:string-value="&quot;SMCR    &quot;," calcext:value-type="string">
            <text:p>"SMCR <text:s text:c="3"/>",</text:p>
          </table:table-cell>
          <table:table-cell table:formula="of:=[.D2]&amp;[.C3]" office:value-type="string" office:string-value="&quot;CR1     &quot;,&quot;CR2     &quot;,&quot;SMCR    &quot;," calcext:value-type="string">
            <text:p>"CR1 <text:s text:c="4"/>","CR2 <text:s text:c="4"/>","SMCR <text:s text:c="3"/>",</text:p>
          </table:table-cell>
        </table:table-row>
        <table:table-row table:style-name="ro2">
          <table:table-cell office:value-type="string" calcext:value-type="string">
            <text:p>DIER </text:p>
          </table:table-cell>
          <table:table-cell office:value-type="string" calcext:value-type="string">
            <text:p>0x0C</text:p>
          </table:table-cell>
          <table:table-cell table:formula="of:=&quot;&quot;&quot;&quot;&amp;LEFT([.A4] &amp; &quot;        &quot;;8)&amp;&quot;&quot;&quot;,&quot;" office:value-type="string" office:string-value="&quot;DIER    &quot;," calcext:value-type="string">
            <text:p>"DIER <text:s text:c="3"/>",</text:p>
          </table:table-cell>
          <table:table-cell table:formula="of:=[.D3]&amp;[.C4]" office:value-type="string" office:string-value="&quot;CR1     &quot;,&quot;CR2     &quot;,&quot;SMCR    &quot;,&quot;DIER    &quot;," calcext:value-type="string">
            <text:p>"CR1 <text:s text:c="4"/>","CR2 <text:s text:c="4"/>","SMCR <text:s text:c="3"/>","DIER <text:s text:c="3"/>",</text:p>
          </table:table-cell>
        </table:table-row>
        <table:table-row table:style-name="ro2">
          <table:table-cell office:value-type="string" calcext:value-type="string">
            <text:p>SR <text:s text:c="2"/></text:p>
          </table:table-cell>
          <table:table-cell office:value-type="string" calcext:value-type="string">
            <text:p>0x10</text:p>
          </table:table-cell>
          <table:table-cell table:formula="of:=&quot;&quot;&quot;&quot;&amp;LEFT([.A5] &amp; &quot;        &quot;;8)&amp;&quot;&quot;&quot;,&quot;" office:value-type="string" office:string-value="&quot;SR      &quot;," calcext:value-type="string">
            <text:p>"SR <text:s text:c="5"/>",</text:p>
          </table:table-cell>
          <table:table-cell table:formula="of:=[.D4]&amp;[.C5]" office:value-type="string" office:string-value="&quot;CR1     &quot;,&quot;CR2     &quot;,&quot;SMCR    &quot;,&quot;DIER    &quot;,&quot;SR      &quot;," calcext:value-type="string">
            <text:p>"CR1 <text:s text:c="4"/>","CR2 <text:s text:c="4"/>","SMCR <text:s text:c="3"/>","DIER <text:s text:c="3"/>","SR <text:s text:c="5"/>",</text:p>
          </table:table-cell>
        </table:table-row>
        <table:table-row table:style-name="ro2">
          <table:table-cell office:value-type="string" calcext:value-type="string">
            <text:p>EGR <text:s/></text:p>
          </table:table-cell>
          <table:table-cell office:value-type="string" calcext:value-type="string">
            <text:p>0x14</text:p>
          </table:table-cell>
          <table:table-cell table:formula="of:=&quot;&quot;&quot;&quot;&amp;LEFT([.A6] &amp; &quot;        &quot;;8)&amp;&quot;&quot;&quot;,&quot;" office:value-type="string" office:string-value="&quot;EGR     &quot;," calcext:value-type="string">
            <text:p>"EGR <text:s text:c="4"/>",</text:p>
          </table:table-cell>
          <table:table-cell table:formula="of:=[.D5]&amp;[.C6]" office:value-type="string" office:string-value="&quot;CR1     &quot;,&quot;CR2     &quot;,&quot;SMCR    &quot;,&quot;DIER    &quot;,&quot;SR      &quot;,&quot;EGR     &quot;," calcext:value-type="string">
            <text:p>"CR1 <text:s text:c="4"/>","CR2 <text:s text:c="4"/>","SMCR <text:s text:c="3"/>","DIER <text:s text:c="3"/>","SR <text:s text:c="5"/>","EGR <text:s text:c="4"/>",</text:p>
          </table:table-cell>
        </table:table-row>
        <table:table-row table:style-name="ro2">
          <table:table-cell office:value-type="string" calcext:value-type="string">
            <text:p>CCMR1</text:p>
          </table:table-cell>
          <table:table-cell office:value-type="string" calcext:value-type="string">
            <text:p>0x18</text:p>
          </table:table-cell>
          <table:table-cell table:formula="of:=&quot;&quot;&quot;&quot;&amp;LEFT([.A7] &amp; &quot;        &quot;;8)&amp;&quot;&quot;&quot;,&quot;" office:value-type="string" office:string-value="&quot;CCMR1   &quot;," calcext:value-type="string">
            <text:p>"CCMR1 <text:s text:c="2"/>",</text:p>
          </table:table-cell>
          <table:table-cell table:formula="of:=[.D6]&amp;[.C7]" office:value-type="string" office:string-value="&quot;CR1     &quot;,&quot;CR2     &quot;,&quot;SMCR    &quot;,&quot;DIER    &quot;,&quot;SR      &quot;,&quot;EGR     &quot;,&quot;CCMR1   &quot;," calcext:value-type="string">
            <text:p>"CR1 <text:s text:c="4"/>","CR2 <text:s text:c="4"/>","SMCR <text:s text:c="3"/>","DIER <text:s text:c="3"/>","SR <text:s text:c="5"/>","EGR <text:s text:c="4"/>","CCMR1 <text:s text:c="2"/>",</text:p>
          </table:table-cell>
        </table:table-row>
        <table:table-row table:style-name="ro2">
          <table:table-cell office:value-type="string" calcext:value-type="string">
            <text:p>CCMR2</text:p>
          </table:table-cell>
          <table:table-cell office:value-type="string" calcext:value-type="string">
            <text:p>0x1C</text:p>
          </table:table-cell>
          <table:table-cell table:formula="of:=&quot;&quot;&quot;&quot;&amp;LEFT([.A8] &amp; &quot;        &quot;;8)&amp;&quot;&quot;&quot;,&quot;" office:value-type="string" office:string-value="&quot;CCMR2   &quot;," calcext:value-type="string">
            <text:p>"CCMR2 <text:s text:c="2"/>",</text:p>
          </table:table-cell>
          <table:table-cell table:formula="of:=[.D7]&amp;[.C8]" office:value-type="string" office:string-value="&quot;CR1     &quot;,&quot;CR2     &quot;,&quot;SMCR    &quot;,&quot;DIER    &quot;,&quot;SR      &quot;,&quot;EGR     &quot;,&quot;CCMR1   &quot;,&quot;CCMR2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</text:p>
          </table:table-cell>
        </table:table-row>
        <table:table-row table:style-name="ro2">
          <table:table-cell office:value-type="string" calcext:value-type="string">
            <text:p>CCER </text:p>
          </table:table-cell>
          <table:table-cell office:value-type="string" calcext:value-type="string">
            <text:p>0x20</text:p>
          </table:table-cell>
          <table:table-cell table:formula="of:=&quot;&quot;&quot;&quot;&amp;LEFT([.A9] &amp; &quot;        &quot;;8)&amp;&quot;&quot;&quot;,&quot;" office:value-type="string" office:string-value="&quot;CCER    &quot;," calcext:value-type="string">
            <text:p>"CCER <text:s text:c="3"/>",</text:p>
          </table:table-cell>
          <table:table-cell table:formula="of:=[.D8]&amp;[.C9]" office:value-type="string" office:string-value="&quot;CR1     &quot;,&quot;CR2     &quot;,&quot;SMCR    &quot;,&quot;DIER    &quot;,&quot;SR      &quot;,&quot;EGR     &quot;,&quot;CCMR1   &quot;,&quot;CCMR2   &quot;,&quot;CCE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</text:p>
          </table:table-cell>
        </table:table-row>
        <table:table-row table:style-name="ro2">
          <table:table-cell office:value-type="string" calcext:value-type="string">
            <text:p>CNT <text:s/></text:p>
          </table:table-cell>
          <table:table-cell office:value-type="string" calcext:value-type="string">
            <text:p>0x24</text:p>
          </table:table-cell>
          <table:table-cell table:formula="of:=&quot;&quot;&quot;&quot;&amp;LEFT([.A10] &amp; &quot;        &quot;;8)&amp;&quot;&quot;&quot;,&quot;" office:value-type="string" office:string-value="&quot;CNT     &quot;," calcext:value-type="string">
            <text:p>"CNT <text:s text:c="4"/>",</text:p>
          </table:table-cell>
          <table:table-cell table:formula="of:=[.D9]&amp;[.C10]" office:value-type="string" office:string-value="&quot;CR1     &quot;,&quot;CR2     &quot;,&quot;SMCR    &quot;,&quot;DIER    &quot;,&quot;SR      &quot;,&quot;EGR     &quot;,&quot;CCMR1   &quot;,&quot;CCMR2   &quot;,&quot;CCER    &quot;,&quot;CNT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</text:p>
          </table:table-cell>
        </table:table-row>
        <table:table-row table:style-name="ro2">
          <table:table-cell office:value-type="string" calcext:value-type="string">
            <text:p>PSC <text:s/></text:p>
          </table:table-cell>
          <table:table-cell office:value-type="string" calcext:value-type="string">
            <text:p>0x28</text:p>
          </table:table-cell>
          <table:table-cell table:formula="of:=&quot;&quot;&quot;&quot;&amp;LEFT([.A11] &amp; &quot;        &quot;;8)&amp;&quot;&quot;&quot;,&quot;" office:value-type="string" office:string-value="&quot;PSC     &quot;," calcext:value-type="string">
            <text:p>"PSC <text:s text:c="4"/>",</text:p>
          </table:table-cell>
          <table:table-cell table:formula="of:=[.D10]&amp;[.C11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</text:p>
          </table:table-cell>
        </table:table-row>
        <table:table-row table:style-name="ro2">
          <table:table-cell office:value-type="string" calcext:value-type="string">
            <text:p>ARR <text:s/></text:p>
          </table:table-cell>
          <table:table-cell office:value-type="string" calcext:value-type="string">
            <text:p>0x2C</text:p>
          </table:table-cell>
          <table:table-cell table:formula="of:=&quot;&quot;&quot;&quot;&amp;LEFT([.A12] &amp; &quot;        &quot;;8)&amp;&quot;&quot;&quot;,&quot;" office:value-type="string" office:string-value="&quot;ARR     &quot;," calcext:value-type="string">
            <text:p>"ARR <text:s text:c="4"/>",</text:p>
          </table:table-cell>
          <table:table-cell table:formula="of:=[.D11]&amp;[.C12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</text:p>
          </table:table-cell>
        </table:table-row>
        <table:table-row table:style-name="ro2">
          <table:table-cell office:value-type="string" calcext:value-type="string">
            <text:p>RCR <text:s/></text:p>
          </table:table-cell>
          <table:table-cell office:value-type="string" calcext:value-type="string">
            <text:p>0x30</text:p>
          </table:table-cell>
          <table:table-cell table:formula="of:=&quot;&quot;&quot;&quot;&amp;LEFT([.A13] &amp; &quot;        &quot;;8)&amp;&quot;&quot;&quot;,&quot;" office:value-type="string" office:string-value="&quot;RCR     &quot;," calcext:value-type="string">
            <text:p>"RCR <text:s text:c="4"/>",</text:p>
          </table:table-cell>
          <table:table-cell table:formula="of:=[.D12]&amp;[.C13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</text:p>
          </table:table-cell>
        </table:table-row>
        <table:table-row table:style-name="ro2">
          <table:table-cell office:value-type="string" calcext:value-type="string">
            <text:p>CCR1 </text:p>
          </table:table-cell>
          <table:table-cell office:value-type="string" calcext:value-type="string">
            <text:p>0x34</text:p>
          </table:table-cell>
          <table:table-cell table:formula="of:=&quot;&quot;&quot;&quot;&amp;LEFT([.A14] &amp; &quot;        &quot;;8)&amp;&quot;&quot;&quot;,&quot;" office:value-type="string" office:string-value="&quot;CCR1    &quot;," calcext:value-type="string">
            <text:p>"CCR1 <text:s text:c="3"/>",</text:p>
          </table:table-cell>
          <table:table-cell table:formula="of:=[.D13]&amp;[.C14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</text:p>
          </table:table-cell>
        </table:table-row>
        <table:table-row table:style-name="ro2">
          <table:table-cell office:value-type="string" calcext:value-type="string">
            <text:p>CCR2 </text:p>
          </table:table-cell>
          <table:table-cell office:value-type="string" calcext:value-type="string">
            <text:p>0x38</text:p>
          </table:table-cell>
          <table:table-cell table:formula="of:=&quot;&quot;&quot;&quot;&amp;LEFT([.A15] &amp; &quot;        &quot;;8)&amp;&quot;&quot;&quot;,&quot;" office:value-type="string" office:string-value="&quot;CCR2    &quot;," calcext:value-type="string">
            <text:p>"CCR2 <text:s text:c="3"/>",</text:p>
          </table:table-cell>
          <table:table-cell table:formula="of:=[.D14]&amp;[.C15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</text:p>
          </table:table-cell>
        </table:table-row>
        <table:table-row table:style-name="ro2">
          <table:table-cell office:value-type="string" calcext:value-type="string">
            <text:p>CCR3 </text:p>
          </table:table-cell>
          <table:table-cell office:value-type="string" calcext:value-type="string">
            <text:p>0x3C</text:p>
          </table:table-cell>
          <table:table-cell table:formula="of:=&quot;&quot;&quot;&quot;&amp;LEFT([.A16] &amp; &quot;        &quot;;8)&amp;&quot;&quot;&quot;,&quot;" office:value-type="string" office:string-value="&quot;CCR3    &quot;," calcext:value-type="string">
            <text:p>"CCR3 <text:s text:c="3"/>",</text:p>
          </table:table-cell>
          <table:table-cell table:formula="of:=[.D15]&amp;[.C16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</text:p>
          </table:table-cell>
        </table:table-row>
        <table:table-row table:style-name="ro2">
          <table:table-cell office:value-type="string" calcext:value-type="string">
            <text:p>CCR4 </text:p>
          </table:table-cell>
          <table:table-cell office:value-type="string" calcext:value-type="string">
            <text:p>0x40</text:p>
          </table:table-cell>
          <table:table-cell table:formula="of:=&quot;&quot;&quot;&quot;&amp;LEFT([.A17] &amp; &quot;        &quot;;8)&amp;&quot;&quot;&quot;,&quot;" office:value-type="string" office:string-value="&quot;CCR4    &quot;," calcext:value-type="string">
            <text:p>"CCR4 <text:s text:c="3"/>",</text:p>
          </table:table-cell>
          <table:table-cell table:formula="of:=[.D16]&amp;[.C17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</text:p>
          </table:table-cell>
        </table:table-row>
        <table:table-row table:style-name="ro2">
          <table:table-cell office:value-type="string" calcext:value-type="string">
            <text:p>BDTR </text:p>
          </table:table-cell>
          <table:table-cell office:value-type="string" calcext:value-type="string">
            <text:p>0x44</text:p>
          </table:table-cell>
          <table:table-cell table:formula="of:=&quot;&quot;&quot;&quot;&amp;LEFT([.A18] &amp; &quot;        &quot;;8)&amp;&quot;&quot;&quot;,&quot;" office:value-type="string" office:string-value="&quot;BDTR    &quot;," calcext:value-type="string">
            <text:p>"BDTR <text:s text:c="3"/>",</text:p>
          </table:table-cell>
          <table:table-cell table:formula="of:=[.D17]&amp;[.C18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</text:p>
          </table:table-cell>
        </table:table-row>
        <table:table-row table:style-name="ro2">
          <table:table-cell office:value-type="string" calcext:value-type="string">
            <text:p>DCR <text:s/></text:p>
          </table:table-cell>
          <table:table-cell office:value-type="string" calcext:value-type="string">
            <text:p>0x48</text:p>
          </table:table-cell>
          <table:table-cell table:formula="of:=&quot;&quot;&quot;&quot;&amp;LEFT([.A19] &amp; &quot;        &quot;;8)&amp;&quot;&quot;&quot;,&quot;" office:value-type="string" office:string-value="&quot;DCR     &quot;," calcext:value-type="string">
            <text:p>"DCR <text:s text:c="4"/>",</text:p>
          </table:table-cell>
          <table:table-cell table:formula="of:=[.D18]&amp;[.C19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</text:p>
          </table:table-cell>
        </table:table-row>
        <table:table-row table:style-name="ro2">
          <table:table-cell office:value-type="string" calcext:value-type="string">
            <text:p>DMAR </text:p>
          </table:table-cell>
          <table:table-cell office:value-type="string" calcext:value-type="string">
            <text:p>0x4C</text:p>
          </table:table-cell>
          <table:table-cell table:formula="of:=&quot;&quot;&quot;&quot;&amp;LEFT([.A20] &amp; &quot;        &quot;;8)&amp;&quot;&quot;&quot;,&quot;" office:value-type="string" office:string-value="&quot;DMAR    &quot;," calcext:value-type="string">
            <text:p>"DMAR <text:s text:c="3"/>",</text:p>
          </table:table-cell>
          <table:table-cell table:formula="of:=[.D19]&amp;[.C20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&quot;DMA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"DMAR <text:s text:c="3"/>",</text:p>
          </table:table-cell>
        </table:table-row>
        <table:table-row table:style-name="ro2">
          <table:table-cell office:value-type="string" calcext:value-type="string">
            <text:p>OR <text:s text:c="2"/></text:p>
          </table:table-cell>
          <table:table-cell office:value-type="string" calcext:value-type="string">
            <text:p>0x50</text:p>
          </table:table-cell>
          <table:table-cell table:formula="of:=&quot;&quot;&quot;&quot;&amp;LEFT([.A21] &amp; &quot;        &quot;;8)&amp;&quot;&quot;&quot;,&quot;" office:value-type="string" office:string-value="&quot;OR      &quot;," calcext:value-type="string">
            <text:p>"OR <text:s text:c="5"/>",</text:p>
          </table:table-cell>
          <table:table-cell table:formula="of:=[.D20]&amp;[.C21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&quot;DMAR    &quot;,&quot;OR 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"DMAR <text:s text:c="3"/>","OR <text:s text:c="5"/>",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9" table:formula="of:=DEC2BIN([.B26];4)" office:value-type="string" office:string-value="0000" calcext:value-type="string">
            <text:p>0000</text:p>
          </table:table-cell>
          <table:table-cell/>
        </table:table-row>
        <table:table-row table:style-name="ro2">
          <table:table-cell/>
          <table:table-cell table:formula="of:=[.B26]+1" office:value-type="float" office:value="1" calcext:value-type="float">
            <text:p>1</text:p>
          </table:table-cell>
          <table:table-cell table:style-name="ce9" table:formula="of:=DEC2BIN([.B27];4)" office:value-type="string" office:string-value="0001" calcext:value-type="string">
            <text:p>0001</text:p>
          </table:table-cell>
          <table:table-cell/>
        </table:table-row>
        <table:table-row table:style-name="ro2">
          <table:table-cell/>
          <table:table-cell table:formula="of:=[.B27]+1" office:value-type="float" office:value="2" calcext:value-type="float">
            <text:p>2</text:p>
          </table:table-cell>
          <table:table-cell table:style-name="ce9" table:formula="of:=DEC2BIN([.B28];4)" office:value-type="string" office:string-value="0010" calcext:value-type="string">
            <text:p>0010</text:p>
          </table:table-cell>
          <table:table-cell/>
        </table:table-row>
        <table:table-row table:style-name="ro2">
          <table:table-cell/>
          <table:table-cell table:formula="of:=[.B28]+1" office:value-type="float" office:value="3" calcext:value-type="float">
            <text:p>3</text:p>
          </table:table-cell>
          <table:table-cell table:style-name="ce9" table:formula="of:=DEC2BIN([.B29];4)" office:value-type="string" office:string-value="0011" calcext:value-type="string">
            <text:p>0011</text:p>
          </table:table-cell>
          <table:table-cell/>
        </table:table-row>
        <table:table-row table:style-name="ro2">
          <table:table-cell/>
          <table:table-cell table:formula="of:=[.B29]+1" office:value-type="float" office:value="4" calcext:value-type="float">
            <text:p>4</text:p>
          </table:table-cell>
          <table:table-cell table:style-name="ce9" table:formula="of:=DEC2BIN([.B30];4)" office:value-type="string" office:string-value="0100" calcext:value-type="string">
            <text:p>0100</text:p>
          </table:table-cell>
          <table:table-cell/>
        </table:table-row>
        <table:table-row table:style-name="ro2">
          <table:table-cell/>
          <table:table-cell table:formula="of:=[.B30]+1" office:value-type="float" office:value="5" calcext:value-type="float">
            <text:p>5</text:p>
          </table:table-cell>
          <table:table-cell table:style-name="ce9" table:formula="of:=DEC2BIN([.B31];4)" office:value-type="string" office:string-value="0101" calcext:value-type="string">
            <text:p>0101</text:p>
          </table:table-cell>
          <table:table-cell/>
        </table:table-row>
        <table:table-row table:style-name="ro2">
          <table:table-cell/>
          <table:table-cell table:formula="of:=[.B31]+1" office:value-type="float" office:value="6" calcext:value-type="float">
            <text:p>6</text:p>
          </table:table-cell>
          <table:table-cell table:style-name="ce9" table:formula="of:=DEC2BIN([.B32];4)" office:value-type="string" office:string-value="0110" calcext:value-type="string">
            <text:p>0110</text:p>
          </table:table-cell>
          <table:table-cell/>
        </table:table-row>
        <table:table-row table:style-name="ro2">
          <table:table-cell/>
          <table:table-cell table:formula="of:=[.B32]+1" office:value-type="float" office:value="7" calcext:value-type="float">
            <text:p>7</text:p>
          </table:table-cell>
          <table:table-cell table:style-name="ce9" table:formula="of:=DEC2BIN([.B33];4)" office:value-type="string" office:string-value="0111" calcext:value-type="string">
            <text:p>0111</text:p>
          </table:table-cell>
          <table:table-cell/>
        </table:table-row>
        <table:table-row table:style-name="ro2">
          <table:table-cell/>
          <table:table-cell table:formula="of:=[.B33]+1" office:value-type="float" office:value="8" calcext:value-type="float">
            <text:p>8</text:p>
          </table:table-cell>
          <table:table-cell table:style-name="ce9" table:formula="of:=DEC2BIN([.B34];4)" office:value-type="string" office:string-value="1000" calcext:value-type="string">
            <text:p>1000</text:p>
          </table:table-cell>
          <table:table-cell/>
        </table:table-row>
        <table:table-row table:style-name="ro2">
          <table:table-cell/>
          <table:table-cell table:formula="of:=[.B34]+1" office:value-type="float" office:value="9" calcext:value-type="float">
            <text:p>9</text:p>
          </table:table-cell>
          <table:table-cell table:style-name="ce9" table:formula="of:=DEC2BIN([.B35];4)" office:value-type="string" office:string-value="1001" calcext:value-type="string">
            <text:p>1001</text:p>
          </table:table-cell>
          <table:table-cell/>
        </table:table-row>
        <table:table-row table:style-name="ro2">
          <table:table-cell/>
          <table:table-cell table:formula="of:=[.B35]+1" office:value-type="float" office:value="10" calcext:value-type="float">
            <text:p>10</text:p>
          </table:table-cell>
          <table:table-cell table:style-name="ce9" table:formula="of:=DEC2BIN([.B36];4)" office:value-type="string" office:string-value="1010" calcext:value-type="string">
            <text:p>1010</text:p>
          </table:table-cell>
          <table:table-cell/>
        </table:table-row>
        <table:table-row table:style-name="ro2">
          <table:table-cell/>
          <table:table-cell table:formula="of:=[.B36]+1" office:value-type="float" office:value="11" calcext:value-type="float">
            <text:p>11</text:p>
          </table:table-cell>
          <table:table-cell table:style-name="ce9" table:formula="of:=DEC2BIN([.B37];4)" office:value-type="string" office:string-value="1011" calcext:value-type="string">
            <text:p>1011</text:p>
          </table:table-cell>
          <table:table-cell/>
        </table:table-row>
        <table:table-row table:style-name="ro2">
          <table:table-cell/>
          <table:table-cell table:formula="of:=[.B37]+1" office:value-type="float" office:value="12" calcext:value-type="float">
            <text:p>12</text:p>
          </table:table-cell>
          <table:table-cell table:style-name="ce9" table:formula="of:=DEC2BIN([.B38];4)" office:value-type="string" office:string-value="1100" calcext:value-type="string">
            <text:p>1100</text:p>
          </table:table-cell>
          <table:table-cell/>
        </table:table-row>
        <table:table-row table:style-name="ro2">
          <table:table-cell/>
          <table:table-cell table:formula="of:=[.B38]+1" office:value-type="float" office:value="13" calcext:value-type="float">
            <text:p>13</text:p>
          </table:table-cell>
          <table:table-cell table:style-name="ce9" table:formula="of:=DEC2BIN([.B39];4)" office:value-type="string" office:string-value="1101" calcext:value-type="string">
            <text:p>1101</text:p>
          </table:table-cell>
          <table:table-cell/>
        </table:table-row>
        <table:table-row table:style-name="ro2">
          <table:table-cell/>
          <table:table-cell table:formula="of:=[.B39]+1" office:value-type="float" office:value="14" calcext:value-type="float">
            <text:p>14</text:p>
          </table:table-cell>
          <table:table-cell table:style-name="ce9" table:formula="of:=DEC2BIN([.B40];4)" office:value-type="string" office:string-value="1110" calcext:value-type="string">
            <text:p>1110</text:p>
          </table:table-cell>
          <table:table-cell/>
        </table:table-row>
        <table:table-row table:style-name="ro2">
          <table:table-cell/>
          <table:table-cell table:formula="of:=[.B40]+1" office:value-type="float" office:value="15" calcext:value-type="float">
            <text:p>15</text:p>
          </table:table-cell>
          <table:table-cell table:style-name="ce9" table:formula="of:=DEC2BIN([.B41];4)" office:value-type="string" office:string-value="1111" calcext:value-type="string">
            <text:p>1111</text:p>
          </table:table-cell>
          <table:table-cell/>
        </table:table-row>
      </table:table>
      <table:named-expressions/>
      <table:database-ranges>
        <table:database-range table:name="__Anonymous_Sheet_DB__0" table:target-range-address="FromBOM.A2:FromBOM.B67" table:orientation="column"/>
        <table:database-range table:name="__Anonymous_Sheet_DB__1" table:target-range-address="FromPhoto.A3:FromPhoto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3:40:1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3-29T17:35:42.505000000</dc:date>
    <meta:editing-duration>P5DT16H31M56S</meta:editing-duration>
    <meta:editing-cycles>58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661" meta:object-count="0"/>
  </office:meta>
</office:document-meta>
</file>